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6.7007in" fo:margin-left="-0.009in" fo:margin-right="0.0007in" table:align="margins"/>
    </style:style>
    <style:style style:name="Table2.A" style:family="table-column">
      <style:table-column-properties style:column-width="2.3451in" style:rel-column-width="22933*"/>
    </style:style>
    <style:style style:name="Table2.B" style:family="table-column">
      <style:table-column-properties style:column-width="2.2076in" style:rel-column-width="21589*"/>
    </style:style>
    <style:style style:name="Table2.C" style:family="table-column">
      <style:table-column-properties style:column-width="2.1486in" style:rel-column-width="21013*"/>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Text_20_body" style:list-style-name="L2"/>
    <style:style style:name="P5" style:family="paragraph" style:parent-style-name="Table">
      <style:text-properties fo:background-color="#ffff00"/>
    </style:style>
    <style:style style:name="P6" style:family="paragraph" style:parent-style-name="Text_20_body" style:list-style-name="L3"/>
    <style:style style:name="P7" style:family="paragraph" style:parent-style-name="Heading_20_2">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list-style-name="L4"/>
    <style:style style:name="P10" style:family="paragraph" style:parent-style-name="Heading_20_2" style:list-style-name="L5"/>
    <style:style style:name="P11" style:family="paragraph" style:parent-style-name="Text_20_body" style:list-style-name="L5">
      <style:paragraph-properties fo:margin-left="0.7874in" fo:margin-right="0in" fo:text-indent="0in" style:auto-text-indent="false"/>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Heading">itracker 3 Developers Reference Manual </text:p>
      <text:p text:style-name="Text_20_body"/>
      <text:p text:style-name="Text_20_body">Please all developers: whenever you want to tell other developers something, that maybe is of interest for developers that join later, maybe it should be put into this master document, instead of only sending it to the dev mailing list. Here we will guide new developers into our project. </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2">The basic architecture<text:tab/>1</text:p>
          <text:p text:style-name="P1">Important itracker classes<text:tab/>2</text:p>
          <text:p text:style-name="P1">Application Startup Initialization<text:tab/>4</text:p>
          <text:p text:style-name="P1">Build Processes<text:tab/>5</text:p>
          <text:p text:style-name="P2">Ant<text:tab/>5</text:p>
          <text:p text:style-name="P2">Maven 2<text:tab/>5</text:p>
          <text:p text:style-name="P1">Planned Refactorings<text:tab/>6</text:p>
          <text:p text:style-name="P2">Getting the logic out of the JSPs into the Actions<text:tab/>6</text:p>
          <text:p text:style-name="P2">GUI transportation<text:tab/>6</text:p>
          <text:p text:style-name="P2">Getting rid of the Value Objects (Release 3.1)<text:tab/>6</text:p>
        </text:index-body>
      </text:table-of-content>
      <text:p text:style-name="Standard"/>
      <text:p text:style-name="Standard"/>
      <text:p text:style-name="Standard"/>
      <text:h text:style-name="Heading_20_1" text:outline-level="1"/>
      <text:h text:style-name="P3" text:outline-level="1">Introduction</text:h>
      <text:p text:style-name="Standard"/>
      <text:p text:style-name="Text_20_body">This is documentation that helps explain the Source Code. This is very much work in progress, since we are reverse engineering the meaning of the source code... </text:p>
      <text:h text:style-name="Heading_20_2" text:outline-level="2">The basic architecture</text:h>
      <text:p text:style-name="Text_20_body">itracker 3.0 (the subversion itracker branch ) is based on </text:p>
      <text:list text:style-name="L2">
        <text:list-item>
          <text:p text:style-name="P4">Struts 1.3</text:p>
        </text:list-item>
        <text:list-item>
          <text:p text:style-name="P4">Spring 2.0 </text:p>
        </text:list-item>
        <text:list-item>
          <text:p text:style-name="P4">Hibernate 3</text:p>
        </text:list-item>
      </text:list>
      <text:h text:style-name="P3" text:outline-level="1">Important itracker classes</text:h>
      <text:p text:style-name="Standard"/>
      <text:p text:style-name="Text_20_body">Important classes to learn about first:</text:p>
      <text:p text:style-name="Standard"/>
      <table:table table:name="Table2" table:style-name="Table2">
        <table:table-column table:style-name="Table2.A"/>
        <table:table-column table:style-name="Table2.B"/>
        <table:table-column table:style-name="Table2.C"/>
        <table:table-header-rows>
          <table:table-row>
            <table:table-cell table:style-name="Table2.A1" table:number-columns-spanned="3" office:value-type="string">
              <text:p text:style-name="P5">Web GUI Layer</text:p>
            </table:table-cell>
            <table:covered-table-cell/>
            <table:covered-table-cell/>
          </table:table-row>
        </table:table-header-rows>
        <table:table-row>
          <table:table-cell table:style-name="Table2.A2" office:value-type="string">
            <text:p text:style-name="Table">JSPs </text:p>
          </table:table-cell>
          <table:table-cell table:style-name="Table2.A2" office:value-type="string">
            <text:p text:style-name="Table">(those are the view layer). </text:p>
          </table:table-cell>
          <table:table-cell table:style-name="Table2.C2" office:value-type="string">
            <text:p text:style-name="Table">We are planing to have all logic removed from the JSP into the Actions, with Hibernate beans (the new model), and some Presentation Transfer Objects (ptos, Struts forms) for transport to and from the web GUI.</text:p>
          </table:table-cell>
        </table:table-row>
        <table:table-row>
          <table:table-cell table:style-name="Table2.A2" office:value-type="string">
            <text:p text:style-name="Table">Actions </text:p>
          </table:table-cell>
          <table:table-cell table:style-name="Table2.A2" office:value-type="string">
            <text:p text:style-name="Table">(those are the web actions that populate the view layer)</text:p>
          </table:table-cell>
          <table:table-cell table:style-name="Table2.C2" office:value-type="string">
            <text:p text:style-name="Table"/>
          </table:table-cell>
        </table:table-row>
        <table:table-row>
          <table:table-cell table:style-name="Table2.A2" office:value-type="string">
            <text:p text:style-name="Table">PTO (presentation transfer objects)</text:p>
          </table:table-cell>
          <table:table-cell table:style-name="Table2.A2" office:value-type="string">
            <text:p text:style-name="Table">We are now introducing these Objects to transport certain information to the view (when we refactor the JSPs to not call Java services directly anymore which is not allowed in the current JSP specs, but get all Objects from the Actions). This is needed and according to the EJB3 / Pojo Best Practices this will be still needed in certain cases. The idea is that the Domain model is not badly influenced by the GUI that accesses the Service layer (there might be multiple GUIs or Service consumers, etc.). Therefore in some case when need such PTOs. </text:p>
          </table:table-cell>
          <table:table-cell table:style-name="Table2.C2" office:value-type="string">
            <text:p text:style-name="Table">We will refactor away all the non standard taglibs. </text:p>
          </table:table-cell>
        </table:table-row>
        <table:table-row>
          <table:table-cell table:style-name="Table2.A2" office:value-type="string">
            <text:p text:style-name="Table">Non standard taglibs</text:p>
          </table:table-cell>
          <table:table-cell table:style-name="Table2.A2" office:value-type="string">
            <text:p text:style-name="Table">Deprecated.</text:p>
          </table:table-cell>
          <table:table-cell table:style-name="Table2.C2" office:value-type="string">
            <text:p text:style-name="Table">We will refactor away all the non standard taglibs. </text:p>
          </table:table-cell>
        </table:table-row>
        <table:table-row>
          <table:table-cell table:style-name="Table2.C2" table:number-columns-spanned="3" office:value-type="string">
            <text:p text:style-name="P5">Business Services Layer</text:p>
          </table:table-cell>
          <table:covered-table-cell/>
          <table:covered-table-cell/>
        </table:table-row>
        <table:table-row>
          <table:table-cell table:style-name="Table2.A2" office:value-type="string">
            <text:p text:style-name="Table">Services <text:s/></text:p>
          </table:table-cell>
          <table:table-cell table:style-name="Table2.A2" office:value-type="string">
            <text:p text:style-name="Table">(those are the Services that usually get called by the web Actions or other future GUIs such as Portlets, JSF, etc. )</text:p>
          </table:table-cell>
          <table:table-cell table:style-name="Table2.C2" office:value-type="string">
            <text:p text:style-name="Table">(the Services are still called from the JSPs, but we are moving all service instantiations and service calls out of the JSP, because it's not meant to be like that in the current JSP specs, but actually JBoss Seam is giving a new idea here, but we are not using Seam. We populate all GUI variables in the Struts Actions, and we are working towards this kind of seperation)</text:p>
          </table:table-cell>
        </table:table-row>
        <table:table-row>
          <table:table-cell table:style-name="Table2.A2" office:value-type="string">
            <text:p text:style-name="Table">ServiceImpl </text:p>
          </table:table-cell>
          <table:table-cell table:style-name="Table2.A2" office:value-type="string">
            <text:p text:style-name="Table">(those are the implementations of the Service Interfaces)</text:p>
          </table:table-cell>
          <table:table-cell table:style-name="Table2.C2" office:value-type="string">
            <text:p text:style-name="Table"><text:s/></text:p>
          </table:table-cell>
        </table:table-row>
        <table:table-row>
          <table:table-cell table:style-name="Table2.A2" office:value-type="string">
            <text:p text:style-name="Table">EntityModel </text:p>
          </table:table-cell>
          <table:table-cell table:style-name="Table2.A2" office:value-type="string">
            <text:p text:style-name="Table">(those are the Model beans that are primarly used by the GUI clients, i.e. Struts for now)</text:p>
          </table:table-cell>
          <table:table-cell table:style-name="Table2.C2" office:value-type="string">
            <text:p text:style-name="Table">(Originaly they were used as the Domain model in the EJB times. Now there is discussion of replacing them with the HibernateBeans, the new Model. But this refactoring is scheduled for the R3.1 release since it could introduce instability). </text:p>
          </table:table-cell>
        </table:table-row>
        <table:table-row>
          <table:table-cell table:style-name="Table2.A2" office:value-type="string">
            <text:p text:style-name="Table">EntityBean </text:p>
          </table:table-cell>
          <table:table-cell table:style-name="Table2.A2" office:value-type="string">
            <text:p text:style-name="Table">(those are the Hibernate Pojo beans)</text:p>
          </table:table-cell>
          <table:table-cell table:style-name="Table2.C2" office:value-type="string">
            <text:p text:style-name="Table">Those will become the main Domain Model! We will refactor their name to plain words such as Issue, Project, etc. (meaning we will leave away the Bean suffix). </text:p>
          </table:table-cell>
        </table:table-row>
        <table:table-row>
          <table:table-cell table:style-name="Table2.C2" table:number-columns-spanned="3" office:value-type="string">
            <text:p text:style-name="P5">Persistence Layer</text:p>
          </table:table-cell>
          <table:covered-table-cell/>
          <table:covered-table-cell/>
        </table:table-row>
        <table:table-row>
          <table:table-cell table:style-name="Table2.A2" office:value-type="string">
            <text:p text:style-name="Table">EntityDAO</text:p>
          </table:table-cell>
          <table:table-cell table:style-name="Table2.A2" office:value-type="string">
            <text:p text:style-name="Table">(those are the Hibernate DAO beans)</text:p>
          </table:table-cell>
          <table:table-cell table:style-name="Table2.C2" office:value-type="string">
            <text:p text:style-name="Table">(??? those seem to be referenced by the Services. And they are referenced by applicationContext.xml, so there seems to be some meaning in them...). <text:s/></text:p>
          </table:table-cell>
        </table:table-row>
        <table:table-row>
          <table:table-cell table:style-name="Table2.A2" office:value-type="string">
            <text:p text:style-name="Table"/>
          </table:table-cell>
          <table:table-cell table:style-name="Table2.A2" office:value-type="string">
            <text:p text:style-name="Table"/>
          </table:table-cell>
          <table:table-cell table:style-name="Table2.C2" office:value-type="string">
            <text:p text:style-name="Table"/>
          </table:table-cell>
        </table:table-row>
      </table:table>
      <text:p text:style-name="Standard"/>
      <text:p text:style-name="Standard"/>
      <text:p text:style-name="Standard"/>
      <text:h text:style-name="Heading_20_1" text:outline-level="1"/>
      <text:h text:style-name="P3" text:outline-level="1">Application Startup Initialization</text:h>
      <text:p text:style-name="Text_20_body">The application does some things at startup. </text:p>
      <text:p text:style-name="Text_20_body">I don't exactly know, but it seems like it does this: </text:p>
      <text:list text:style-name="L3">
        <text:list-item>
          <text:p text:style-name="P6">The Spring Stuff is getting initalized... and the Objects get created... this is kind of magic ;-&gt; (can somebody please explain what exactly is happening?)</text:p>
          <text:p text:style-name="P6">Create the Database, if the Database is not there.</text:p>
        </text:list-item>
        <text:list-item>
          <text:p text:style-name="P6">Populate the Language Objects from the Database (this I don't fully understand. There is some Properties in the Database and those properties are used. The application is fully multi language enabled. Wow, great job – let's keep this). </text:p>
          <text:p text:style-name="P6"/>
        </text:list-item>
      </text:list>
      <text:p text:style-name="Heading"/>
      <text:h text:style-name="P3" text:outline-level="1">Build Processes</text:h>
      <text:h text:style-name="Heading_20_2" text:outline-level="2">Ant</text:h>
      <text:p text:style-name="Text_20_body">To be described. </text:p>
      <text:h text:style-name="P7" text:outline-level="2">Maven 2</text:h>
      <text:p text:style-name="P8">itracker is now buildable using Maven 2. If you want to build using Maven 2 take note that you have to delete first the jar files in web/WEB-INF/lib. Maven 2 will take care of it automatically when generating the WAR file.</text:p>
      <text:p text:style-name="P8">It is very important that we have a repeatable build process.</text:p>
      <text:p text:style-name="P8"/>
      <text:p text:style-name="P8">HOW TO:</text:p>
      <text:p text:style-name="P8">1. How to build the project:</text:p>
      <text:p text:style-name="P8">mvn package -Dmaven.test.skip=true<text:line-break/>This command will produce a war file located in the [target] folder. The unit tests are failing for now but will be fixed soon.</text:p>
      <text:p text:style-name="Text_20_body"><text:line-break/>2. Generating SQL Scripts.</text:p>
      <text:list text:style-name="L4">
        <text:list-item>
          <text:p text:style-name="P9">Configure the hibernate dialect you want to use. The hibernate dialect determine which database you want to connect to. The setting is located in the file itracker/web/WEB-INF/hibernate.properties<text:line-break/><text:line-break/>Example:<text:line-break/>hibernate.dialect=org.hibernate.dialect.MySQLDialect<text:line-break/><text:line-break/>A list of available Hibernate dialects can be found here:<text:line-break/><text:a xlink:type="simple" xlink:href="http://www.hibernate.org/hib_docs/v3/api/org/hibernate/dialect/package-summary.html">http://www.hibernate.org/hib_docs/v3/api/org/hibernate/dialect/package-summary.html</text:a><text:line-break/></text:p>
        </text:list-item>
        <text:list-item>
          <text:p text:style-name="P9">Execute Maven with the following command:<text:line-break/><text:line-break/>mvn process-classes<text:line-break/><text:line-break/>It will produce two files in the target/generated-sources folder<text:line-break/>a. hibernate.cfg.xml – Hibernate hbm mapping definition.<text:line-break/>b. itracker.sql – This is the SQL Script that you need.</text:p>
        </text:list-item>
      </text:list>
      <text:p text:style-name="Heading"/>
      <text:h text:style-name="P3" text:outline-level="1">Planned Refactorings</text:h>
      <text:list text:style-name="L5">
        <text:list-item>
          <text:list>
            <text:list-header>
              <text:h text:style-name="P10" text:outline-level="2" text:is-list-header="true">Getting the logic out of the JSPs into the Actions</text:h>
            </text:list-header>
          </text:list>
        </text:list-item>
        <text:list-item>
          <text:p text:style-name="P11">This is an ongoing task.</text:p>
          <text:list>
            <text:list-header>
              <text:h text:style-name="P10" text:outline-level="2" text:is-list-header="true">GUI transportation</text:h>
            </text:list-header>
          </text:list>
        </text:list-item>
        <text:list-item>
          <text:p text:style-name="P11">I think we only need Hibernate POJOs (xxxBean) and Service(xxxHandler)beans, and some PTOs (ptos, and Struts forms) for GUI transportation. </text:p>
          <text:list>
            <text:list-header>
              <text:h text:style-name="P10" text:outline-level="2" text:is-list-header="true">Getting rid of the Value Objects (Release 3.1)</text:h>
            </text:list-header>
          </text:list>
        </text:list-item>
        <text:list-item>
          <text:p text:style-name="P11">Jesse and Ricardo have been discussing getting rid of the "Value Objects". <text:line-break/>I tried to find out what they mean with "Value Objects" while working <text:line-break/>on the source, and I guess they mean the xxxModel beans. We <text:line-break/>could get rid of those xxxModel beans. </text:p>
        </text:list-item>
        <text:list-item>
          <text:p text:style-name="P11">Jesse: Yes getting rid of the Model objects is what was intended.  The reason is that these objects were only in existence to allow the transportation of the data from the view (the JSPs) to the backend logic since the EJB specification disallows the preservation of references to the beans themselves.  With hibernate that is an uncessary restriction and hence the model objects pose no purpose at all. I removed the model as best I could and committed the modified source to a new branch called hibernatenodto I think.  Because there aren't any unit tests for itracker and the functionality of the system when I did the port was fairly limited there was no easy way for me to check whether I had broken anything in the port so I'm sure there is plenty of work left to be done on that branch but it should give you a start anyway. </text:p>
        </text:list-item>
      </text:list>
      <text:p text:style-name="P8"/>
      <text:p text:style-name="P8"/>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fo:font-weight="bold" style:font-name-asian="Lucida Sans Unicode1"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text-properties style:font-name="Arial2"/>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Marky Goldstein</meta:initial-creator>
    <meta:creation-date>2006-05-17T09:28:41</meta:creation-date>
    <dc:creator>Chris Lim</dc:creator>
    <dc:date>2006-10-23T16:36:42</dc:date>
    <dc:language>en-US</dc:language>
    <meta:editing-cycles>27</meta:editing-cycles>
    <meta:editing-duration>PT1H19M14S</meta:editing-duration>
    <meta:user-defined meta:name="Info 1"/>
    <meta:user-defined meta:name="Info 2"/>
    <meta:user-defined meta:name="Info 3"/>
    <meta:user-defined meta:name="Info 4"/>
    <meta:document-statistic meta:table-count="1" meta:image-count="0" meta:object-count="0" meta:page-count="7" meta:paragraph-count="79" meta:word-count="1094" meta:character-count="6503"/>
  </office:meta>
</office:document-meta>
</file>